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6.799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4.04812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ommmand</text:p>
          </table:table-cell>
          <table:table-cell office:value-type="string" table:style-name="ce2">
            <text:p>Omen Linux</text:p>
          </table:table-cell>
          <table:table-cell office:value-type="string" table:style-name="ce2">
            <text:p>Samsung S8</text:p>
          </table:table-cell>
          <table:table-cell office:value-type="string" table:style-name="ce2">
            <text:p>Iphone 8 Plus</text:p>
          </table:table-cell>
          <table:table-cell office:value-type="string" table:style-name="ce2">
            <text:p>Lenovo Y545 Window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ing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ing I,E,E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ping I,E,E –delay 1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ping I,E,E –delay 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ping I,E,E –delay 1.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ping-frag-se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ing-frag-sep –pn-per-qo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ing I,E –amsdu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amsdu-inject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msdu-inject-bad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ing I,F,BE,A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ing I,F,BE,AE --pn-per-qo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ing I,E,R,A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ing I,E,R,AE --full-reco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ing I,E,R,AE –full-reconnect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3">
            <text:p>ping I,E,R,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ping I,E,R,E –full-reco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ping I,E,R,E –full-reconnect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ping I,E,E –inc-pn 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ping I,E,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ing I,P,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ing I,P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ing I,P,P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inux-pla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ping I,D,P –bcast-r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ping D,BP –bcast-r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Eapol-amsdu I,P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apol-amsdu BP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office:value-type="string" table:style-name="ce3">
            <text:p>eapol-amsdu-bad I,P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3">
            <text:p>eapol-amsdu-bad BP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office:value-type="string" table:style-name="ce2">
            <text:p>A-MSDU attack (doesn’t fit)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Mixed key attack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ping I,F,BE,E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ping I,E,F,AE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ping I,E,F,AE –rekey-plain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ping I,E,F,AE –rekey-plain –rekey-req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ping I,E,F,AE –rekey-early-install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ping I,E,F,E [--rekey-pl] [--rekey-req]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ping I,F,BE,AE –freebsd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Cache attacks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3">
            <text:p>ping I,E,R,AE --freebsd [--full-reconnect]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3">
            <text:p>ping I,E,R,AP --freebsd [--full-reconnect]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ping I,E,R,AP [--ful-reconnect]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Mixed plain/encypt attack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office:value-type="string" table:style-name="ce2">
            <text:p>ping I,E,P,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inux-plain 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3">
            <text:p>ping I,P --bcast-r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3">
            <text:p>ping BP --bcast-ra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3">
            <text:p>ping BP --bcast-ra --bcast-dst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eapfrag BP,BP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eapol-amsdu[-bad] BP –bcast-dst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Eapol-inject 00:11:22:33:44:55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3">
            <text:p>eapol-inject-large 00:11:22:33:44:55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3">
            <text:p>ping I,D,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3">
            <text:p>ping I,E,D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79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Vedat Bingöl</meta:initial-creator>
    <dc:creator>Vedat Bingöl</dc:creator>
    <meta:creation-date>2021-11-29T15:33:27Z</meta:creation-date>
    <dc:date>2021-12-07T02:54:22Z</dc:date>
    <meta:editing-cycles>4</meta:editing-cycles>
    <meta:editing-duration>PT1125S</meta:editing-duration>
  </office:meta>
</office:document-meta>
</file>